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paragraph-rsid="000a8fd5"/>
    </style:style>
    <style:style style:name="P2" style:family="paragraph" style:parent-style-name="Standard">
      <style:paragraph-properties fo:text-align="center" style:justify-single-word="false"/>
      <style:text-properties fo:font-size="20pt" officeooo:rsid="000a8fd5" officeooo:paragraph-rsid="000a8fd5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a8fd5" officeooo:paragraph-rsid="000a8fd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a8fd5" officeooo:paragraph-rsid="000b10b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a8fd5" officeooo:paragraph-rsid="000dca6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a8fd5" officeooo:paragraph-rsid="000a8fd5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a8fd5" officeooo:paragraph-rsid="000a8fd5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a8fd5" officeooo:paragraph-rsid="000b10b0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none" officeooo:rsid="000a8fd5" officeooo:paragraph-rsid="000c2ce3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style:text-underline-style="none" officeooo:rsid="000a8fd5" officeooo:paragraph-rsid="000dca6e" style:font-size-asian="10.5pt" style:font-size-complex="12pt"/>
    </style:style>
    <style:style style:name="P11" style:family="paragraph" style:parent-style-name="Header">
      <style:text-properties officeooo:rsid="000a8fd5"/>
    </style:style>
    <style:style style:name="P12" style:family="paragraph" style:parent-style-name="Footer">
      <style:text-properties officeooo:rsid="000a8fd5" officeooo:paragraph-rsid="000a8fd5"/>
    </style:style>
    <style:style style:name="T1" style:family="text">
      <style:text-properties officeooo:rsid="000a8fd5"/>
    </style:style>
    <style:style style:name="T2" style:family="text">
      <style:text-properties officeooo:rsid="000b10b0"/>
    </style:style>
    <style:style style:name="T3" style:family="text">
      <style:text-properties officeooo:rsid="000c2ce3"/>
    </style:style>
    <style:style style:name="T4" style:family="text">
      <style:text-properties officeooo:rsid="000dca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Technique</text:p>
      <text:p text:style-name="P2"/>
      <text:p text:style-name="P3">1) Menu</text:p>
      <text:p text:style-name="P3"/>
      <text:p text:style-name="P6">Le menu est <text:span text:style-name="T2">intégré au fichier « index.css »</text:span>, au même niveau que l'index du site. <text:span text:style-name="T2">Le code html du menu est dans toute les pages de notre site. Pour accéder aux pages proposées par le menu, il suffit de clic sur «  accueil » pour retourner à l'accueil, faire glisser sa souris sur « Produits » permet d'afficher les pages sur lesquelles sont présentées les produits souhaités, et « plus » donne accès aux pages : « forum »,  « liens », « nous contacter » , « team ».</text:span></text:p>
      <text:p text:style-name="P6"><text:span text:style-name="T2"/></text:p>
      <text:p text:style-name="P4"><text:span text:style-name="T2">2) Les produits</text:span></text:p>
      <text:p text:style-name="P7"/>
      <text:p text:style-name="P8"><text:span text:style-name="T2">Les sous-menus affichés lorsque l'on glisse la souris sur «  Produits » permettent d'afficher une présentation globale des biens présentés sur le site. </text:span><text:span text:style-name="T4">Chacune</text:span><text:span text:style-name="T2"> de ses pages sont dans le même fichier que « index.html ». Sur chaque élément de la page, un bien est présenté. Le bouton « Voir le détail », est un lien faisant accéder à la page du bien en question.</text:span></text:p>
      <text:p text:style-name="P8"><text:span text:style-name="T2"/></text:p>
      <text:p text:style-name="P4"><text:span text:style-name="T2">3)Les biens</text:span></text:p>
      <text:p text:style-name="P4"><text:span text:style-name="T2"/></text:p>
      <text:p text:style-name="P9"><text:span text:style-name="T3">Toutes les pages des biens sont dans un dossier correspondant à leur catégorie. C'est à dire : </text:span></text:p>
      <text:p text:style-name="P9"><text:span text:style-name="T3">-les maisons, dans le dossier « Maisons »</text:span></text:p>
      <text:p text:style-name="P9"><text:span text:style-name="T3">-les Locaux commerciaux, dans le dossier « Locaux »</text:span></text:p>
      <text:p text:style-name="P9"><text:span text:style-name="T3">-les immeubles, dans le dossier « Immeubles »</text:span></text:p>
      <text:p text:style-name="P9"><text:span text:style-name="T3">-les terrains nus, dans le dossier « TerrainsNus »</text:span></text:p>
      <text:p text:style-name="P9"><text:span text:style-name="T3">-les appartements, dans le dossier « appartements »</text:span></text:p>
      <text:p text:style-name="P9"><text:span text:style-name="T3"/></text:p>
      <text:p text:style-name="P9"><text:span text:style-name="T3">Les fichiers correspondants aux bien sont nommés avec la convention : </text:span></text:p>
      <text:p text:style-name="P9"><text:span text:style-name="T3">« typedeproduitX »</text:span></text:p>
      <text:p text:style-name="P9"><text:span text:style-name="T3"/></text:p>
      <text:p text:style-name="P9"><text:span text:style-name="T3">typedeproduit correspondant au type de produit (maison, appartement...) </text:span></text:p>
      <text:p text:style-name="P9"><text:span text:style-name="T3">Et X correspondant à son numéro de création et à son ordre de présentation dans la page du produit.</text:span></text:p>
      <text:p text:style-name="P9"><text:span text:style-name="T3">C'est à dire que la première maison présentée dans le sous-menu des Maisons, correspond au fichier « maison1.html »</text:span></text:p>
      <text:p text:style-name="P9"><text:span text:style-name="T3"/></text:p>
      <text:p text:style-name="P9"><text:span text:style-name="T3"/></text:p>
      <text:p text:style-name="P5"><text:span text:style-name="T4">4) Les images</text:span></text:p>
      <text:p text:style-name="P10"><text:span text:style-name="T4"/></text:p>
      <text:p text:style-name="P10"><text:span text:style-name="T4">Les images affichées sur le site sont stockées dans le dossier « pictures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8fd5"/>
    </style:style>
    <style:style style:name="MP2" style:family="paragraph" style:parent-style-name="Footer">
      <style:text-properties officeooo:paragraph-rsid="000a8fd5"/>
    </style:style>
    <style:style style:name="MP3" style:family="paragraph" style:parent-style-name="Footer">
      <style:text-properties officeooo:rsid="000a8fd5" officeooo:paragraph-rsid="000a8fd5"/>
    </style:style>
    <style:style style:name="MT1" style:family="text">
      <style:text-properties officeooo:rsid="000a8fd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PPE2- Mission 2 <text:s text:c="3"/><text:tab/>BTS SIO 1ere Année</text:span></text:p>
        <text:p text:style-name="MP1">________________________________________________________________________________</text:p>
      </style:header>
      <style:footer>
        <text:p text:style-name="MP2"><text:span text:style-name="MT1">Aydogdu Bekir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  <text:p text:style-name="MP3">Bearez Antoine</text:p>
        <text:p text:style-name="MP3">Lecompte Quenti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3:42:01.37</meta:creation-date>
    <dc:date>2018-02-12T14:19:18.23</dc:date>
    <meta:editing-duration>PT9M31S</meta:editing-duration>
    <meta:editing-cycles>5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24" meta:word-count="316" meta:character-count="1843" meta:non-whitespace-character-count="1539"/>
  </office:meta>
</office:document-meta>
</file>